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c38d" officeooo:paragraph-rsid="001ac38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c38d" officeooo:paragraph-rsid="001ac38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 list – permalinks</text:p>
      <text:p text:style-name="P2">A Conceptual Framework to Construct an Artefact for Meta-Abstract Design Knowledge in Design Science Research <text:a xlink:type="simple" xlink:href="https://primo.library.ju.se/permalink/46JUL_INST/4sim71/cdi_ieee_primary_6149392" text:style-name="Internet_20_link" text:visited-style-name="Visited_20_Internet_20_Link">https://primo.library.ju.se/permalink/46JUL_INST/4sim71/cdi_ieee_primary_6149392</text:a></text:p>
      <text:p text:style-name="P2"/>
      <text:p text:style-name="P2"/>
      <text:p text:style-name="P2">A Design Science Research Methodology: <text:a xlink:type="simple" xlink:href="https://www.researchgate.net/publication/284503626_A_design_science_research_methodology_for_information_systems_research" text:style-name="Internet_20_link" text:visited-style-name="Visited_20_Internet_20_Link">https://www.researchgate.net/publication/284503626_A_design_science_research_methodology_for_information_systems_research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2T15:06:42.684269811</dc:date>
    <meta:editing-duration>PT4M56S</meta:editing-duration>
    <meta:editing-cycles>1</meta:editing-cycles>
    <meta:document-statistic meta:table-count="0" meta:image-count="0" meta:object-count="0" meta:page-count="1" meta:paragraph-count="3" meta:word-count="25" meta:character-count="377" meta:non-whitespace-character-count="354"/>
    <meta:generator>LibreOffice/7.3.7.2$Linux_X86_64 LibreOffice_project/30$Build-2</meta:generator>
  </office:meta>
</office:document-meta>
</file>